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sk" fo:country="SK"/>
    </style:style>
    <style:style style:name="T2" style:parent-style-name="Predvolenépísmoodseku" style:family="text">
      <style:text-properties fo:language="sk" fo:country="SK"/>
    </style:style>
    <style:style style:name="T3" style:parent-style-name="Predvolenépísmoodseku" style:family="text">
      <style:text-properties fo:language="sk" fo:country="SK"/>
    </style:style>
    <style:style style:name="T4" style:parent-style-name="Predvolenépísmoodseku" style:family="text">
      <style:text-properties fo:language="sk" fo:country="SK"/>
    </style:style>
    <style:style style:name="T5" style:parent-style-name="Predvolenépísmoodseku" style:family="text">
      <style:text-properties fo:language="sk" fo:country="SK"/>
    </style:style>
    <style:style style:name="T6" style:parent-style-name="Predvolenépísmoodseku" style:family="text">
      <style:text-properties fo:language="sk" fo:country="SK"/>
    </style:style>
    <style:style style:name="T7" style:parent-style-name="Predvolenépísmoodseku" style:family="text">
      <style:text-properties fo:language="sk" fo:country="SK"/>
    </style:style>
    <style:style style:name="T8" style:parent-style-name="Predvolenépísmoodseku" style:family="text">
      <style:text-properties fo:language="sk" fo:country="SK"/>
    </style:style>
    <style:style style:name="T9" style:parent-style-name="Predvolenépísmoodseku" style:family="text">
      <style:text-properties fo:language="sk" fo:country="SK"/>
    </style:style>
    <style:style style:name="T10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1" style:parent-style-name="Predvolenépísmoodseku" style:family="text">
      <style:text-properties fo:language="sk" fo:country="SK"/>
    </style:style>
    <style:style style:name="T12" style:parent-style-name="Predvolenépísmoodseku" style:family="text">
      <style:text-properties fo:language="sk" fo:country="SK"/>
    </style:style>
    <style:style style:name="T13" style:parent-style-name="Predvolenépísmoodseku" style:family="text">
      <style:text-properties fo:language="sk" fo:country="SK"/>
    </style:style>
    <style:style style:name="T14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5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6" style:parent-style-name="Predvolenépísmoodseku" style:family="text">
      <style:text-properties fo:language="sk" fo:country="SK"/>
    </style:style>
    <style:style style:name="T17" style:parent-style-name="Predvolenépísmoodseku" style:family="text">
      <style:text-properties fo:language="sk" fo:country="SK"/>
    </style:style>
    <style:style style:name="T18" style:parent-style-name="Predvolenépísmoodseku" style:family="text">
      <style:text-properties fo:language="sk" fo:country="SK"/>
    </style:style>
    <style:style style:name="T19" style:parent-style-name="Predvolenépísmoodseku" style:family="text">
      <style:text-properties fo:language="sk" fo:country="SK"/>
    </style:style>
    <style:style style:name="T20" style:parent-style-name="Predvolenépísmoodseku" style:family="text">
      <style:text-properties fo:language="sk" fo:country="SK"/>
    </style:style>
    <style:style style:name="T21" style:parent-style-name="Predvolenépísmoodseku" style:family="text">
      <style:text-properties fo:language="sk" fo:country="SK"/>
    </style:style>
    <style:style style:name="T22" style:parent-style-name="Predvolenépísmoodseku" style:family="text">
      <style:text-properties fo:language="sk" fo:country="SK"/>
    </style:style>
    <style:style style:name="T23" style:parent-style-name="Predvolenépísmoodseku" style:family="text">
      <style:text-properties fo:language="sk" fo:country="SK"/>
    </style:style>
    <style:style style:name="T24" style:parent-style-name="Predvolenépísmoodseku" style:family="text">
      <style:text-properties fo:language="sk" fo:country="SK"/>
    </style:style>
    <style:style style:name="T25" style:parent-style-name="Predvolenépísmoodseku" style:family="text">
      <style:text-properties fo:language="sk" fo:country="SK"/>
    </style:style>
    <style:style style:name="T26" style:parent-style-name="Predvolenépísmoodseku" style:family="text">
      <style:text-properties fo:language="sk" fo:country="SK"/>
    </style:style>
    <style:style style:name="T27" style:parent-style-name="Predvolenépísmoodseku" style:family="text">
      <style:text-properties fo:language="sk" fo:country="SK"/>
    </style:style>
    <style:style style:name="T28" style:parent-style-name="Predvolenépísmoodseku" style:family="text">
      <style:text-properties fo:language="sk" fo:country="SK"/>
    </style:style>
    <style:style style:name="T29" style:parent-style-name="Predvolenépísmoodseku" style:family="text">
      <style:text-properties fo:language="sk" fo:country="SK"/>
    </style:style>
    <style:style style:name="T30" style:parent-style-name="Predvolenépísmoodseku" style:family="text">
      <style:text-properties fo:language="sk" fo:country="SK"/>
    </style:style>
    <style:style style:name="T31" style:parent-style-name="Predvolenépísmoodseku" style:family="text">
      <style:text-properties fo:language="sk" fo:country="SK"/>
    </style:style>
    <style:style style:name="T32" style:parent-style-name="Predvolenépísmoodseku" style:family="text">
      <style:text-properties fo:language="sk" fo:country="SK"/>
    </style:style>
    <style:style style:name="T33" style:parent-style-name="Predvolenépísmoodseku" style:family="text">
      <style:text-properties fo:language="sk" fo:country="SK"/>
    </style:style>
    <style:style style:name="T34" style:parent-style-name="Predvolenépísmoodseku" style:family="text">
      <style:text-properties fo:language="sk" fo:country="SK"/>
    </style:style>
    <style:style style:name="T35" style:parent-style-name="Predvolenépísmoodseku" style:family="text">
      <style:text-properties fo:language="sk" fo:country="SK"/>
    </style:style>
    <style:style style:name="T36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37" style:parent-style-name="Predvolenépísmoodseku" style:family="text">
      <style:text-properties fo:language="sk" fo:country="SK"/>
    </style:style>
    <style:style style:name="T38" style:parent-style-name="Predvolenépísmoodseku" style:family="text">
      <style:text-properties fo:language="sk" fo:country="SK"/>
    </style:style>
    <style:style style:name="T39" style:parent-style-name="Predvolenépísmoodseku" style:family="text">
      <style:text-properties fo:language="sk" fo:country="SK"/>
    </style:style>
    <style:style style:name="T40" style:parent-style-name="Predvolenépísmoodseku" style:family="text">
      <style:text-properties fo:language="sk" fo:country="SK"/>
    </style:style>
    <style:style style:name="T41" style:parent-style-name="Predvolenépísmoodseku" style:family="text">
      <style:text-properties fo:language="sk" fo:country="SK"/>
    </style:style>
    <style:style style:name="T42" style:parent-style-name="Predvolenépísmoodseku" style:family="text">
      <style:text-properties fo:language="sk" fo:country="SK"/>
    </style:style>
    <style:style style:name="T43" style:parent-style-name="Predvolenépísmoodseku" style:family="text">
      <style:text-properties fo:language="sk" fo:country="SK"/>
    </style:style>
    <style:style style:name="T44" style:parent-style-name="Predvolenépísmoodseku" style:family="text">
      <style:text-properties fo:language="sk" fo:country="SK"/>
    </style:style>
    <style:style style:name="T45" style:parent-style-name="Predvolenépísmoodseku" style:family="text">
      <style:text-properties fo:language="sk" fo:country="SK"/>
    </style:style>
    <style:style style:name="T46" style:parent-style-name="Predvolenépísmoodseku" style:family="text">
      <style:text-properties fo:language="sk" fo:country="SK"/>
    </style:style>
    <style:style style:name="T47" style:parent-style-name="Predvolenépísmoodseku" style:family="text">
      <style:text-properties fo:language="sk" fo:country="SK"/>
    </style:style>
    <style:style style:name="T48" style:parent-style-name="Predvolenépísmoodseku" style:family="text">
      <style:text-properties fo:language="sk" fo:country="SK"/>
    </style:style>
    <style:style style:name="T49" style:parent-style-name="Predvolenépísmoodseku" style:family="text">
      <style:text-properties fo:language="sk" fo:country="SK"/>
    </style:style>
    <style:style style:name="T50" style:parent-style-name="Predvolenépísmoodseku" style:family="text">
      <style:text-properties fo:language="sk" fo:country="SK"/>
    </style:style>
    <style:style style:name="T51" style:parent-style-name="Predvolenépísmoodseku" style:family="text">
      <style:text-properties fo:language="sk" fo:country="SK"/>
    </style:style>
    <style:style style:name="T52" style:parent-style-name="Predvolenépísmoodseku" style:family="text">
      <style:text-properties fo:language="sk" fo:country="SK"/>
    </style:style>
    <style:style style:name="T53" style:parent-style-name="Predvolenépísmoodseku" style:family="text">
      <style:text-properties fo:language="sk" fo:country="SK"/>
    </style:style>
    <style:style style:name="P54" style:parent-style-name="Standard" style:family="paragraph">
      <style:text-properties fo:language="sk" fo:country="SK"/>
    </style:style>
    <style:style style:name="P55" style:parent-style-name="Standard" style:family="paragraph">
      <style:text-properties fo:language="sk" fo:country="SK"/>
    </style:style>
    <style:style style:name="P56" style:parent-style-name="Standard" style:family="paragraph">
      <style:text-properties fo:language="sk" fo:country="SK"/>
    </style:style>
    <style:style style:name="P57" style:parent-style-name="Standard" style:list-style-name="LFO1" style:family="paragraph">
      <style:text-properties fo:language="sk" fo:country="SK"/>
    </style:style>
    <style:style style:name="P58" style:parent-style-name="Standard" style:list-style-name="LFO1" style:family="paragraph">
      <style:text-properties fo:language="sk" fo:country="SK"/>
    </style:style>
    <style:style style:name="P59" style:parent-style-name="Standard" style:family="paragraph">
      <style:text-properties fo:language="sk" fo:country="SK"/>
    </style:style>
    <style:style style:name="P60" style:parent-style-name="Standard" style:family="paragraph">
      <style:text-properties fo:language="sk" fo:country="SK"/>
    </style:style>
    <style:style style:name="P61" style:parent-style-name="Standard" style:family="paragraph">
      <style:text-properties fo:language="sk" fo:country="SK"/>
    </style:style>
    <style:style style:name="P62" style:parent-style-name="Standard" style:family="paragraph">
      <style:text-properties fo:language="sk" fo:country="SK"/>
    </style:style>
    <style:style style:name="P63" style:parent-style-name="Standard" style:family="paragraph">
      <style:text-properties fo:language="sk" fo:country="SK"/>
    </style:style>
    <style:style style:name="T64" style:parent-style-name="Predvolenépísmoodseku" style:family="text">
      <style:text-properties fo:language="sk" fo:country="SK"/>
    </style:style>
    <style:style style:name="T65" style:parent-style-name="Predvolenépísmoodseku" style:family="text">
      <style:text-properties fo:language="sk" fo:country="SK"/>
    </style:style>
    <style:style style:name="T66" style:parent-style-name="Predvolenépísmoodseku" style:family="text">
      <style:text-properties fo:language="sk" fo:country="SK"/>
    </style:style>
    <style:style style:name="T67" style:parent-style-name="Predvolenépísmoodseku" style:family="text">
      <style:text-properties fo:language="sk" fo:country="SK"/>
    </style:style>
    <style:style style:name="T68" style:parent-style-name="Predvolenépísmoodseku" style:family="text">
      <style:text-properties fo:language="sk" fo:country="SK"/>
    </style:style>
    <style:style style:name="T69" style:parent-style-name="Predvolenépísmoodseku" style:family="text">
      <style:text-properties fo:language="sk" fo:country="SK"/>
    </style:style>
    <style:style style:name="T70" style:parent-style-name="Predvolenépísmoodseku" style:family="text">
      <style:text-properties fo:language="sk" fo:country="SK"/>
    </style:style>
    <style:style style:name="T71" style:parent-style-name="Predvolenépísmoodseku" style:family="text">
      <style:text-properties fo:language="sk" fo:country="SK"/>
    </style:style>
    <style:style style:name="T72" style:parent-style-name="Predvolenépísmoodseku" style:family="text">
      <style:text-properties fo:language="sk" fo:country="SK"/>
    </style:style>
    <style:style style:name="T73" style:parent-style-name="Predvolenépísmoodseku" style:family="text">
      <style:text-properties fo:language="sk" fo:country="SK"/>
    </style:style>
    <style:style style:name="T74" style:parent-style-name="Predvolenépísmoodseku" style:family="text">
      <style:text-properties fo:language="sk" fo:country="SK"/>
    </style:style>
    <style:style style:name="T75" style:parent-style-name="Predvolenépísmoodseku" style:family="text">
      <style:text-properties fo:language="sk" fo:country="SK"/>
    </style:style>
    <style:style style:name="T76" style:parent-style-name="Predvolenépísmoodseku" style:family="text">
      <style:text-properties fo:language="sk" fo:country="SK"/>
    </style:style>
    <style:style style:name="T77" style:parent-style-name="Predvolenépísmoodseku" style:family="text">
      <style:text-properties fo:language="sk" fo:country="SK"/>
    </style:style>
    <style:style style:name="T78" style:parent-style-name="Predvolenépísmoodseku" style:family="text">
      <style:text-properties fo:language="sk" fo:country="SK"/>
    </style:style>
    <style:style style:name="T79" style:parent-style-name="Predvolenépísmoodseku" style:family="text">
      <style:text-properties fo:language="sk" fo:country="SK"/>
    </style:style>
    <style:style style:name="T80" style:parent-style-name="Predvolenépísmoodseku" style:family="text">
      <style:text-properties fo:language="sk" fo:country="SK"/>
    </style:style>
    <style:style style:name="T81" style:parent-style-name="Predvolenépísmoodseku" style:family="text">
      <style:text-properties fo:language="sk" fo:country="SK"/>
    </style:style>
    <style:style style:name="T82" style:parent-style-name="Predvolenépísmoodseku" style:family="text">
      <style:text-properties fo:language="sk" fo:country="SK"/>
    </style:style>
    <style:style style:name="T83" style:parent-style-name="Predvolenépísmoodseku" style:family="text">
      <style:text-properties fo:language="sk" fo:country="SK"/>
    </style:style>
    <style:style style:name="T84" style:parent-style-name="Predvolenépísmoodseku" style:family="text">
      <style:text-properties fo:language="sk" fo:country="SK"/>
    </style:style>
    <style:style style:name="T85" style:parent-style-name="Predvolenépísmoodseku" style:family="text">
      <style:text-properties fo:language="sk" fo:country="SK"/>
    </style:style>
    <style:style style:name="T86" style:parent-style-name="Predvolenépísmoodseku" style:family="text">
      <style:text-properties fo:language="sk" fo:country="SK"/>
    </style:style>
    <style:style style:name="T87" style:parent-style-name="Predvolenépísmoodseku" style:family="text">
      <style:text-properties fo:language="sk" fo:country="SK"/>
    </style:style>
    <style:style style:name="T88" style:parent-style-name="Predvolenépísmoodseku" style:family="text">
      <style:text-properties fo:language="sk" fo:country="SK"/>
    </style:style>
    <style:style style:name="T89" style:parent-style-name="Predvolenépísmoodseku" style:family="text">
      <style:text-properties fo:language="sk" fo:country="SK"/>
    </style:style>
    <style:style style:name="T90" style:parent-style-name="Predvolenépísmoodseku" style:family="text">
      <style:text-properties fo:language="sk" fo:country="SK"/>
    </style:style>
    <style:style style:name="T91" style:parent-style-name="Predvolenépísmoodseku" style:family="text">
      <style:text-properties fo:language="sk" fo:country="SK"/>
    </style:style>
    <style:style style:name="T92" style:parent-style-name="Predvolenépísmoodseku" style:family="text">
      <style:text-properties fo:language="sk" fo:country="SK"/>
    </style:style>
    <style:style style:name="T93" style:parent-style-name="Predvolenépísmoodseku" style:family="text">
      <style:text-properties fo:language="sk" fo:country="SK"/>
    </style:style>
    <style:style style:name="T94" style:parent-style-name="Predvolenépísmoodseku" style:family="text">
      <style:text-properties fo:language="sk" fo:country="SK"/>
    </style:style>
    <style:style style:name="T95" style:parent-style-name="Predvolenépísmoodseku" style:family="text">
      <style:text-properties fo:language="sk" fo:country="SK"/>
    </style:style>
    <style:style style:name="T96" style:parent-style-name="Predvolenépísmoodseku" style:family="text">
      <style:text-properties fo:language="sk" fo:country="SK"/>
    </style:style>
    <style:style style:name="T97" style:parent-style-name="Predvolenépísmoodseku" style:family="text">
      <style:text-properties fo:language="sk" fo:country="SK"/>
    </style:style>
    <style:style style:name="T98" style:parent-style-name="Predvolenépísmoodseku" style:family="text">
      <style:text-properties fo:language="sk" fo:country="SK"/>
    </style:style>
    <style:style style:name="T99" style:parent-style-name="Predvolenépísmoodseku" style:family="text">
      <style:text-properties fo:language="sk" fo:country="SK"/>
    </style:style>
    <style:style style:name="T100" style:parent-style-name="Predvolenépísmoodseku" style:family="text">
      <style:text-properties fo:language="sk" fo:country="SK"/>
    </style:style>
    <style:style style:name="T101" style:parent-style-name="Predvolenépísmoodseku" style:family="text">
      <style:text-properties fo:language="sk" fo:country="SK"/>
    </style:style>
    <style:style style:name="T102" style:parent-style-name="Predvolenépísmoodseku" style:family="text">
      <style:text-properties fo:language="sk" fo:country="SK"/>
    </style:style>
    <style:style style:name="T103" style:parent-style-name="Predvolenépísmoodseku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sk" fo:country="SK"/>
    </style:style>
    <style:style style:name="P104" style:parent-style-name="Standard" style:family="paragraph">
      <style:text-properties fo:language="sk" fo:country="SK"/>
    </style:style>
    <style:style style:name="T105" style:parent-style-name="Predvolenépísmoodseku" style:family="text">
      <style:text-properties fo:language="sk" fo:country="SK"/>
    </style:style>
    <style:style style:name="T106" style:parent-style-name="Predvolenépísmoodseku" style:family="text">
      <style:text-properties style:text-underline-type="single" style:text-underline-style="solid" style:text-underline-width="auto" style:text-underline-mode="continuous" fo:language="sk" fo:country="SK"/>
    </style:style>
    <style:style style:name="T107" style:parent-style-name="Predvolenépísmoodseku" style:family="text">
      <style:text-properties fo:language="sk" fo:country="SK"/>
    </style:style>
    <style:style style:name="T108" style:parent-style-name="Predvolenépísmoodseku" style:family="text">
      <style:text-properties fo:language="sk" fo:country="SK"/>
    </style:style>
    <style:style style:name="T109" style:parent-style-name="Predvolenépísmoodseku" style:family="text">
      <style:text-properties fo:language="sk" fo:country="SK"/>
    </style:style>
    <style:style style:name="T110" style:parent-style-name="Predvolenépísmoodseku" style:family="text">
      <style:text-properties fo:language="sk" fo:country="SK"/>
    </style:style>
    <style:style style:name="T111" style:parent-style-name="Predvolenépísmoodseku" style:family="text">
      <style:text-properties fo:language="sk" fo:country="SK"/>
    </style:style>
    <style:style style:name="T112" style:parent-style-name="Predvolenépísmoodseku" style:family="text">
      <style:text-properties fo:language="sk" fo:country="SK"/>
    </style:style>
    <style:style style:name="T113" style:parent-style-name="Predvolenépísmoodseku" style:family="text">
      <style:text-properties fo:language="sk" fo:country="SK"/>
    </style:style>
    <style:style style:name="T114" style:parent-style-name="Predvolenépísmoodseku" style:family="text">
      <style:text-properties fo:language="sk" fo:country="SK"/>
    </style:style>
    <style:style style:name="T115" style:parent-style-name="Predvolenépísmoodseku" style:family="text">
      <style:text-properties fo:language="sk" fo:country="SK"/>
    </style:style>
    <style:style style:name="T116" style:parent-style-name="Predvolenépísmoodseku" style:family="text">
      <style:text-properties fo:language="sk" fo:country="SK"/>
    </style:style>
    <style:style style:name="T117" style:parent-style-name="Predvolenépísmoodseku" style:family="text">
      <style:text-properties fo:language="sk" fo:country="SK"/>
    </style:style>
    <style:style style:name="T118" style:parent-style-name="Predvolenépísmoodseku" style:family="text">
      <style:text-properties fo:language="sk" fo:country="SK"/>
    </style:style>
    <style:style style:name="T119" style:parent-style-name="Predvolenépísmoodseku" style:family="text">
      <style:text-properties fo:language="sk" fo:country="SK"/>
    </style:style>
    <style:style style:name="T120" style:parent-style-name="Predvolenépísmoodseku" style:family="text">
      <style:text-properties fo:language="sk" fo:country="SK"/>
    </style:style>
    <style:style style:name="T121" style:parent-style-name="Predvolenépísmoodseku" style:family="text">
      <style:text-properties fo:language="sk" fo:country="SK"/>
    </style:style>
    <style:style style:name="T122" style:parent-style-name="Predvolenépísmoodseku" style:family="text">
      <style:text-properties fo:language="sk" fo:country="SK"/>
    </style:style>
    <style:style style:name="T123" style:parent-style-name="Predvolenépísmoodseku" style:family="text">
      <style:text-properties fo:language="sk" fo:country="SK"/>
    </style:style>
    <style:style style:name="T124" style:parent-style-name="Predvolenépísmoodseku" style:family="text">
      <style:text-properties fo:language="sk" fo:country="SK"/>
    </style:style>
    <style:style style:name="T125" style:parent-style-name="Predvolenépísmoodseku" style:family="text">
      <style:text-properties fo:language="sk" fo:country="SK"/>
    </style:style>
    <style:style style:name="T126" style:parent-style-name="Predvolenépísmoodseku" style:family="text">
      <style:text-properties fo:language="sk" fo:country="SK"/>
    </style:style>
    <style:style style:name="T127" style:parent-style-name="Predvolenépísmoodseku" style:family="text">
      <style:text-properties fo:language="sk" fo:country="SK"/>
    </style:style>
    <style:style style:name="T128" style:parent-style-name="Predvolenépísmoodseku" style:family="text">
      <style:text-properties fo:language="sk" fo:country="SK"/>
    </style:style>
    <style:style style:name="T129" style:parent-style-name="Predvolenépísmoodseku" style:family="text">
      <style:text-properties fo:language="sk" fo:country="SK"/>
    </style:style>
    <style:style style:name="T130" style:parent-style-name="Predvolenépísmoodseku" style:family="text">
      <style:text-properties fo:language="sk" fo:country="SK"/>
    </style:style>
    <style:style style:name="T131" style:parent-style-name="Predvolenépísmoodseku" style:family="text">
      <style:text-properties fo:language="sk" fo:country="SK"/>
    </style:style>
    <style:style style:name="T132" style:parent-style-name="Predvolenépísmoodseku" style:family="text">
      <style:text-properties fo:language="sk" fo:country="SK"/>
    </style:style>
    <style:style style:name="T133" style:parent-style-name="Predvolenépísmoodseku" style:family="text">
      <style:text-properties fo:language="sk" fo:country="SK"/>
    </style:style>
    <style:style style:name="T134" style:parent-style-name="Predvolenépísmoodseku" style:family="text">
      <style:text-properties fo:language="sk" fo:country="SK"/>
    </style:style>
    <style:style style:name="T135" style:parent-style-name="Predvolenépísmoodseku" style:family="text">
      <style:text-properties fo:language="sk" fo:country="SK"/>
    </style:style>
    <style:style style:name="T136" style:parent-style-name="Predvolenépísmoodseku" style:family="text">
      <style:text-properties fo:language="sk" fo:country="SK"/>
    </style:style>
    <style:style style:name="T137" style:parent-style-name="Predvolenépísmoodseku" style:family="text">
      <style:text-properties fo:language="sk" fo:country="SK"/>
    </style:style>
    <style:style style:name="T138" style:parent-style-name="Predvolenépísmoodseku" style:family="text">
      <style:text-properties fo:language="sk" fo:country="SK"/>
    </style:style>
    <style:style style:name="T139" style:parent-style-name="Predvolenépísmoodseku" style:family="text">
      <style:text-properties fo:language="sk" fo:country="SK"/>
    </style:style>
    <style:style style:name="T140" style:parent-style-name="Predvolenépísmoodseku" style:family="text">
      <style:text-properties fo:language="sk" fo:country="SK"/>
    </style:style>
    <style:style style:name="T141" style:parent-style-name="Predvolenépísmoodseku" style:family="text">
      <style:text-properties fo:language="sk" fo:country="SK"/>
    </style:style>
    <style:style style:name="T142" style:parent-style-name="Predvolenépísmoodseku" style:family="text">
      <style:text-properties fo:language="sk" fo:country="SK"/>
    </style:style>
    <style:style style:name="T143" style:parent-style-name="Predvolenépísmoodseku" style:family="text">
      <style:text-properties fo:language="sk" fo:country="SK"/>
    </style:style>
    <style:style style:name="T144" style:parent-style-name="Predvolenépísmoodseku" style:family="text">
      <style:text-properties fo:language="sk" fo:country="SK"/>
    </style:style>
    <style:style style:name="T145" style:parent-style-name="Predvolenépísmoodseku" style:family="text">
      <style:text-properties fo:language="sk" fo:country="SK"/>
    </style:style>
    <style:style style:name="T146" style:parent-style-name="Predvolenépísmoodseku" style:family="text">
      <style:text-properties fo:language="sk" fo:country="SK"/>
    </style:style>
    <style:style style:name="T147" style:parent-style-name="Predvolenépísmoodseku" style:family="text">
      <style:text-properties fo:language="sk" fo:country="SK"/>
    </style:style>
    <style:style style:name="T148" style:parent-style-name="Predvolenépísmoodseku" style:family="text">
      <style:text-properties fo:language="sk" fo:country="SK"/>
    </style:style>
    <style:style style:name="T149" style:parent-style-name="Predvolenépísmoodseku" style:family="text">
      <style:text-properties fo:language="sk" fo:country="SK"/>
    </style:style>
    <style:style style:name="T150" style:parent-style-name="Predvolenépísmoodseku" style:family="text">
      <style:text-properties fo:language="sk" fo:country="SK"/>
    </style:style>
    <style:style style:name="T151" style:parent-style-name="Predvolenépísmoodseku" style:family="text">
      <style:text-properties fo:language="sk" fo:country="SK"/>
    </style:style>
    <style:style style:name="T152" style:parent-style-name="Predvolenépísmoodseku" style:family="text">
      <style:text-properties fo:language="sk" fo:country="SK"/>
    </style:style>
    <style:style style:name="T153" style:parent-style-name="Predvolenépísmoodseku" style:family="text">
      <style:text-properties fo:language="sk" fo:country="SK"/>
    </style:style>
    <style:style style:name="T154" style:parent-style-name="Predvolenépísmoodseku" style:family="text">
      <style:text-properties fo:language="sk" fo:country="SK"/>
    </style:style>
    <style:style style:name="T155" style:parent-style-name="Predvolenépísmoodseku" style:family="text">
      <style:text-properties fo:language="sk" fo:country="SK"/>
    </style:style>
    <style:style style:name="T156" style:parent-style-name="Predvolenépísmoodseku" style:family="text">
      <style:text-properties fo:language="sk" fo:country="SK"/>
    </style:style>
    <style:style style:name="T157" style:parent-style-name="Predvolenépísmoodseku" style:family="text">
      <style:text-properties fo:language="sk" fo:country="SK"/>
    </style:style>
    <style:style style:name="T158" style:parent-style-name="Predvolenépísmoodseku" style:family="text">
      <style:text-properties fo:language="sk" fo:country="SK"/>
    </style:style>
    <style:style style:name="T159" style:parent-style-name="Predvolenépísmoodseku" style:family="text">
      <style:text-properties fo:language="sk" fo:country="SK"/>
    </style:style>
    <style:style style:name="T160" style:parent-style-name="Predvolenépísmoodseku" style:family="text">
      <style:text-properties fo:language="sk" fo:country="SK"/>
    </style:style>
    <style:style style:name="T161" style:parent-style-name="Predvolenépísmoodseku" style:family="text">
      <style:text-properties fo:language="sk" fo:country="SK"/>
    </style:style>
    <style:style style:name="T162" style:parent-style-name="Predvolenépísmoodseku" style:family="text">
      <style:text-properties fo:language="sk" fo:country="SK"/>
    </style:style>
    <style:style style:name="T163" style:parent-style-name="Predvolenépísmoodseku" style:family="text">
      <style:text-properties fo:language="sk" fo:country="SK"/>
    </style:style>
    <style:style style:name="T164" style:parent-style-name="Predvolenépísmoodseku" style:family="text">
      <style:text-properties fo:language="sk" fo:country="SK"/>
    </style:style>
    <style:style style:name="T165" style:parent-style-name="Predvolenépísmoodseku" style:family="text">
      <style:text-properties fo:language="sk" fo:country="SK"/>
    </style:style>
    <style:style style:name="T166" style:parent-style-name="Predvolenépísmoodseku" style:family="text">
      <style:text-properties fo:language="sk" fo:country="SK"/>
    </style:style>
    <style:style style:name="T167" style:parent-style-name="Predvolenépísmoodseku" style:family="text">
      <style:text-properties fo:language="sk" fo:country="SK"/>
    </style:style>
    <style:style style:name="T168" style:parent-style-name="Predvolenépísmoodseku" style:family="text">
      <style:text-properties fo:language="sk" fo:country="SK"/>
    </style:style>
    <style:style style:name="T169" style:parent-style-name="Predvolenépísmoodseku" style:family="text">
      <style:text-properties fo:language="sk" fo:country="SK"/>
    </style:style>
    <style:style style:name="T170" style:parent-style-name="Predvolenépísmoodseku" style:family="text">
      <style:text-properties fo:language="sk" fo:country="SK"/>
    </style:style>
    <style:style style:name="T171" style:parent-style-name="Predvolenépísmoodseku" style:family="text">
      <style:text-properties fo:language="sk" fo:country="SK"/>
    </style:style>
    <style:style style:name="T172" style:parent-style-name="Predvolenépísmoodseku" style:family="text">
      <style:text-properties fo:language="sk" fo:country="SK"/>
    </style:style>
    <style:style style:name="T173" style:parent-style-name="Predvolenépísmoodseku" style:family="text">
      <style:text-properties fo:language="sk" fo:country="SK"/>
    </style:style>
    <style:style style:name="T174" style:parent-style-name="Predvolenépísmoodseku" style:family="text">
      <style:text-properties fo:language="sk" fo:country="SK"/>
    </style:style>
    <style:style style:name="T175" style:parent-style-name="Predvolenépísmoodseku" style:family="text">
      <style:text-properties fo:language="sk" fo:country="SK"/>
    </style:style>
    <style:style style:name="T176" style:parent-style-name="Predvolenépísmoodseku" style:family="text">
      <style:text-properties fo:language="sk" fo:country="SK"/>
    </style:style>
    <style:style style:name="T177" style:parent-style-name="Predvolenépísmoodseku" style:family="text">
      <style:text-properties fo:language="sk" fo:country="SK"/>
    </style:style>
    <style:style style:name="T178" style:parent-style-name="Predvolenépísmoodseku" style:family="text">
      <style:text-properties fo:language="sk" fo:country="SK"/>
    </style:style>
    <style:style style:name="T179" style:parent-style-name="Predvolenépísmoodseku" style:family="text">
      <style:text-properties fo:language="sk" fo:country="SK"/>
    </style:style>
    <style:style style:name="T180" style:parent-style-name="Predvolenépísmoodseku" style:family="text">
      <style:text-properties fo:language="sk" fo:country="SK"/>
    </style:style>
    <style:style style:name="T181" style:parent-style-name="Predvolenépísmoodseku" style:family="text">
      <style:text-properties fo:language="sk" fo:country="SK"/>
    </style:style>
    <style:style style:name="T182" style:parent-style-name="Predvolenépísmoodseku" style:family="text">
      <style:text-properties fo:language="sk" fo:country="SK"/>
    </style:style>
    <style:style style:name="T183" style:parent-style-name="Predvolenépísmoodseku" style:family="text">
      <style:text-properties fo:language="sk" fo:country="SK"/>
    </style:style>
    <style:style style:name="T184" style:parent-style-name="Predvolenépísmoodseku" style:family="text">
      <style:text-properties fo:language="sk" fo:country="SK"/>
    </style:style>
    <style:style style:name="T185" style:parent-style-name="Predvolenépísmoodseku" style:family="text">
      <style:text-properties fo:language="sk" fo:country="SK"/>
    </style:style>
    <style:style style:name="T186" style:parent-style-name="Predvolenépísmoodseku" style:family="text">
      <style:text-properties fo:language="sk" fo:country="SK"/>
    </style:style>
    <style:style style:name="T187" style:parent-style-name="Predvolenépísmoodseku" style:family="text">
      <style:text-properties fo:language="sk" fo:country="SK"/>
    </style:style>
    <style:style style:name="T188" style:parent-style-name="Predvolenépísmoodseku" style:family="text">
      <style:text-properties fo:language="sk" fo:country="SK"/>
    </style:style>
    <style:style style:name="T189" style:parent-style-name="Predvolenépísmoodseku" style:family="text">
      <style:text-properties fo:language="sk" fo:country="SK"/>
    </style:style>
    <style:style style:name="T190" style:parent-style-name="Predvolenépísmoodseku" style:family="text">
      <style:text-properties fo:language="sk" fo:country="SK"/>
    </style:style>
    <style:style style:name="T191" style:parent-style-name="Predvolenépísmoodseku" style:family="text">
      <style:text-properties fo:language="sk" fo:country="SK"/>
    </style:style>
    <style:style style:name="T192" style:parent-style-name="Predvolenépísmoodseku" style:family="text">
      <style:text-properties fo:language="sk" fo:country="SK"/>
    </style:style>
    <style:style style:name="T193" style:parent-style-name="Predvolenépísmoodseku" style:family="text">
      <style:text-properties fo:language="sk" fo:country="SK"/>
    </style:style>
    <style:style style:name="T194" style:parent-style-name="Predvolenépísmoodseku" style:family="text">
      <style:text-properties fo:language="sk" fo:country="SK"/>
    </style:style>
    <style:style style:name="T195" style:parent-style-name="Predvolenépísmoodseku" style:family="text">
      <style:text-properties fo:language="sk" fo:country="SK"/>
    </style:style>
    <style:style style:name="T196" style:parent-style-name="Predvolenépísmoodseku" style:family="text">
      <style:text-properties fo:language="sk" fo:country="SK"/>
    </style:style>
    <style:style style:name="T197" style:parent-style-name="Predvolenépísmoodseku" style:family="text">
      <style:text-properties fo:language="sk" fo:country="SK"/>
    </style:style>
    <style:style style:name="T198" style:parent-style-name="Predvolenépísmoodseku" style:family="text">
      <style:text-properties fo:language="sk" fo:country="SK"/>
    </style:style>
    <style:style style:name="T199" style:parent-style-name="Predvolenépísmoodseku" style:family="text">
      <style:text-properties fo:language="sk" fo:country="SK"/>
    </style:style>
    <style:style style:name="T200" style:parent-style-name="Predvolenépísmoodseku" style:family="text">
      <style:text-properties fo:language="sk" fo:country="SK"/>
    </style:style>
    <style:style style:name="T201" style:parent-style-name="Predvolenépísmoodseku" style:family="text">
      <style:text-properties fo:language="sk" fo:country="SK"/>
    </style:style>
    <style:style style:name="T202" style:parent-style-name="Predvolenépísmoodseku" style:family="text">
      <style:text-properties fo:language="sk" fo:country="SK"/>
    </style:style>
    <style:style style:name="T203" style:parent-style-name="Predvolenépísmoodseku" style:family="text">
      <style:text-properties fo:language="sk" fo:country="SK"/>
    </style:style>
    <style:style style:name="T204" style:parent-style-name="Predvolenépísmoodseku" style:family="text">
      <style:text-properties fo:language="sk" fo:country="SK"/>
    </style:style>
    <style:style style:name="T205" style:parent-style-name="Predvolenépísmoodseku" style:family="text">
      <style:text-properties fo:language="sk" fo:country="SK"/>
    </style:style>
    <style:style style:name="T206" style:parent-style-name="Predvolenépísmoodseku" style:family="text">
      <style:text-properties fo:language="sk" fo:country="SK"/>
    </style:style>
    <style:style style:name="T207" style:parent-style-name="Predvolenépísmoodseku" style:family="text">
      <style:text-properties fo:language="sk" fo:country="SK"/>
    </style:style>
    <style:style style:name="T208" style:parent-style-name="Predvolenépísmoodseku" style:family="text">
      <style:text-properties fo:language="sk" fo:country="SK"/>
    </style:style>
    <style:style style:name="T209" style:parent-style-name="Predvolenépísmoodseku" style:family="text">
      <style:text-properties fo:language="sk" fo:country="SK"/>
    </style:style>
    <style:style style:name="T210" style:parent-style-name="Predvolenépísmoodseku" style:family="text">
      <style:text-properties fo:language="sk" fo:country="SK"/>
    </style:style>
    <style:style style:name="T211" style:parent-style-name="Predvolenépísmoodseku" style:family="text">
      <style:text-properties fo:language="sk" fo:country="SK"/>
    </style:style>
    <style:style style:name="T212" style:parent-style-name="Predvolenépísmoodseku" style:family="text">
      <style:text-properties fo:language="sk" fo:country="SK"/>
    </style:style>
    <style:style style:name="T213" style:parent-style-name="Predvolenépísmoodseku" style:family="text">
      <style:text-properties fo:language="sk" fo:country="SK"/>
    </style:style>
    <style:style style:name="T214" style:parent-style-name="Predvolenépísmoodseku" style:family="text">
      <style:text-properties fo:language="sk" fo:country="SK"/>
    </style:style>
    <style:style style:name="T215" style:parent-style-name="Predvolenépísmoodseku" style:family="text">
      <style:text-properties fo:language="sk" fo:country="SK"/>
    </style:style>
    <style:style style:name="T216" style:parent-style-name="Predvolenépísmoodseku" style:family="text">
      <style:text-properties fo:language="sk" fo:country="SK"/>
    </style:style>
    <style:style style:name="T217" style:parent-style-name="Predvolenépísmoodseku" style:family="text">
      <style:text-properties fo:language="sk" fo:country="SK"/>
    </style:style>
    <style:style style:name="T218" style:parent-style-name="Predvolenépísmoodseku" style:family="text">
      <style:text-properties fo:language="sk" fo:country="SK"/>
    </style:style>
    <style:style style:name="T219" style:parent-style-name="Predvolenépísmoodseku" style:family="text">
      <style:text-properties fo:language="sk" fo:country="SK"/>
    </style:style>
    <style:style style:name="T220" style:parent-style-name="Predvolenépísmoodseku" style:family="text">
      <style:text-properties fo:language="sk" fo:country="SK"/>
    </style:style>
    <style:style style:name="T221" style:parent-style-name="Predvolenépísmoodseku" style:family="text">
      <style:text-properties fo:language="sk" fo:country="SK"/>
    </style:style>
    <style:style style:name="T222" style:parent-style-name="Predvolenépísmoodseku" style:family="text">
      <style:text-properties fo:language="sk" fo:country="SK"/>
    </style:style>
    <style:style style:name="T223" style:parent-style-name="Predvolenépísmoodseku" style:family="text">
      <style:text-properties fo:language="sk" fo:country="SK"/>
    </style:style>
    <style:style style:name="T224" style:parent-style-name="Predvolenépísmoodseku" style:family="text">
      <style:text-properties fo:language="sk" fo:country="SK"/>
    </style:style>
    <style:style style:name="T225" style:parent-style-name="Predvolenépísmoodseku" style:family="text">
      <style:text-properties fo:language="sk" fo:country="SK"/>
    </style:style>
    <style:style style:name="T226" style:parent-style-name="Predvolenépísmoodseku" style:family="text">
      <style:text-properties fo:language="sk" fo:country="SK"/>
    </style:style>
    <style:style style:name="T227" style:parent-style-name="Predvolenépísmoodseku" style:family="text">
      <style:text-properties fo:language="sk" fo:country="SK"/>
    </style:style>
    <style:style style:name="T228" style:parent-style-name="Predvolenépísmoodseku" style:family="text">
      <style:text-properties fo:language="sk" fo:country="SK"/>
    </style:style>
    <style:style style:name="T229" style:parent-style-name="Predvolenépísmoodseku" style:family="text">
      <style:text-properties fo:language="sk" fo:country="SK"/>
    </style:style>
    <style:style style:name="T230" style:parent-style-name="Predvolenépísmoodseku" style:family="text">
      <style:text-properties fo:language="sk" fo:country="SK"/>
    </style:style>
    <style:style style:name="T231" style:parent-style-name="Predvolenépísmoodseku" style:family="text">
      <style:text-properties fo:language="sk" fo:country="SK"/>
    </style:style>
    <style:style style:name="T232" style:parent-style-name="Predvolenépísmoodseku" style:family="text">
      <style:text-properties fo:language="sk" fo:country="SK"/>
    </style:style>
    <style:style style:name="T233" style:parent-style-name="Predvolenépísmoodseku" style:family="text">
      <style:text-properties fo:language="sk" fo:country="SK"/>
    </style:style>
    <style:style style:name="T234" style:parent-style-name="Predvolenépísmoodseku" style:family="text">
      <style:text-properties fo:language="sk" fo:country="SK"/>
    </style:style>
    <style:style style:name="T235" style:parent-style-name="Predvolenépísmoodseku" style:family="text">
      <style:text-properties fo:language="sk" fo:country="SK"/>
    </style:style>
    <style:style style:name="T236" style:parent-style-name="Predvolenépísmoodseku" style:family="text">
      <style:text-properties fo:language="sk" fo:country="SK"/>
    </style:style>
    <style:style style:name="T237" style:parent-style-name="Predvolenépísmoodseku" style:family="text">
      <style:text-properties fo:language="sk" fo:country="SK"/>
    </style:style>
    <style:style style:name="T238" style:parent-style-name="Predvolenépísmoodseku" style:family="text">
      <style:text-properties fo:language="sk" fo:country="SK"/>
    </style:style>
    <style:style style:name="T239" style:parent-style-name="Predvolenépísmoodseku" style:family="text">
      <style:text-properties fo:language="sk" fo:country="SK"/>
    </style:style>
    <style:style style:name="T240" style:parent-style-name="Predvolenépísmoodseku" style:family="text">
      <style:text-properties fo:language="sk" fo:country="SK"/>
    </style:style>
    <style:style style:name="T241" style:parent-style-name="Predvolenépísmoodseku" style:family="text">
      <style:text-properties fo:language="sk" fo:country="SK"/>
    </style:style>
    <style:style style:name="T242" style:parent-style-name="Predvolenépísmoodseku" style:family="text">
      <style:text-properties fo:language="sk" fo:country="SK"/>
    </style:style>
    <style:style style:name="T243" style:parent-style-name="Predvolenépísmoodseku" style:family="text">
      <style:text-properties fo:language="sk" fo:country="SK"/>
    </style:style>
    <style:style style:name="T244" style:parent-style-name="Predvolenépísmoodseku" style:family="text">
      <style:text-properties fo:language="sk" fo:country="SK"/>
    </style:style>
  </office:automatic-styles>
  <office:body>
    <office:text text:use-soft-page-breaks="true">
      <text:p text:style-name="P1">Tráviaca sústava:<text:line-break/><text:line-break/>1- Príjem potravy<text:line-break/><text:line-break/>2- Spracovanie Potravy<text:line-break/>A- Mechanické: rozdrobenie potravy na menšie časti<text:line-break/>B- Chemické:<text:s text:c="2"/>trávenie, rozklad živín na jednoduchšie látky pomocou<text:s/>enzýmov.<text:line-break/><text:line-break/>3. Vstrebanie Potravy – Prechod jednoduchých látok do krvi<text:line-break/><text:line-break/>4. Vylučovanie<text:s/>nestrávených<text:s/>zvyškov<text:line-break/><text:line-break/>Trávenie:<text:line-break/><text:line-break/>1. Vnútrotelové (intrasomatické) – trávenie prebieha vo vnútri tela živočicha, väčšina živočichov napr. (dážďovka, cicavce, plazy, článkonožce)<text:line-break/>2. Mimotelové (extrasomatické) – trávenie prebieha mimo tela napr. (pávuky)<text:line-break/>-Omráčenie koristi jedom<text:line-break/>-Obalenie pavučinou<text:line-break/>-Vstreknutie enzýmov, ktoré rozložia korisť do tekutého stavu a potom vycicia<text:line-break/><text:line-break/><text:s/>Trávenie rozlišujeme ešte na:<text:line-break/><text:line-break/>1. Vnútrobunkové (intracelulárne) – potrava je fagocytózov prijatá do buniek, kde je pomocou enzýmov rozložená<text:line-break/>-Vývojovo starší typ trávenie, energeticky náročný<text:line-break/>-Typický pre hubky(?)<text:line-break/><text:line-break/>2. mimobunkové trávenie (extracelulárne) – tráviacie enzýmy vylučujú bunky do tráviacej dutiny alebo rúry(?) a tu je potrava rozložená<text:line-break/>-vývojovo mladší typ, energeticky menej náročný<text:line-break/>-väčšina živočichov<text:line-break/><text:line-break/>Enzýmy:<text:line-break/>- Látky bielkovinovej povahy,<text:s/>ktoré<text:s/>pôsobia ako biokatalyzátory<text:line-break/>-<text:s/>Urýchľujú<text:s/>a zjednodušujú trávenie<text:line-break/>-napr. (pepsín)<text:line-break/><text:line-break/>Fylogenéza tráviacej sústavy<text:line-break/><text:line-break/>1 – prvoky (meňavka) – vnútrobunkové trávenie a potravu príjmajú 3 spôsobmi:<text:line-break/>A: Celým povrchom tela – vytrusovce<text:s/><text:line-break/>B: Fagocytózou – meňavky</text:p>
      <text:p text:style-name="Standard"><text:span text:style-name="T2">C: Bunkovými ústočkami</text:span><text:span text:style-name="T3"><text:line-break/></text:span><text:span text:style-name="T4"><text:line-break/></text:span><text:span text:style-name="T5">2 – bezstavoce<text:s/></text:span><text:span text:style-name="T6"><text:line-break/></text:span><text:span text:style-name="T7"><text:line-break/></text:span><text:span text:style-name="T8">A: hubky – filtrujú potravu z vody. Voda sa do tela dostáva<text:s/></text:span><text:span text:style-name="T9">cez bočné otvory<text:s/></text:span><text:span text:style-name="T10">ostie</text:span><text:span text:style-name="T11">, golierikaté bunky (chronocyty(?)) zachytia potravu a odovzdajú ju amebocytom, ktoré ju vnútrobunkovo strávia.</text:span><text:span text:style-name="T12"><text:line-break/></text:span><text:span text:style-name="T13">- nestravené zvyšky potravy spolu s vodou odchádzajú cez veľký otvor<text:s/></text:span><text:span text:style-name="T14">oculum</text:span><text:span text:style-name="T15"><text:line-break/></text:span><text:span text:style-name="T16">B: u najjednoduchejších bezstavovcov (pŕhlivce</text:span><text:span text:style-name="T17">, poskavce) sa vytvorila tráviacia dutina, ktorá ma len 1 otvor – príjmací a vychádzaci zároveň</text:span><text:span text:style-name="T18"><text:line-break/></text:span><text:span text:style-name="T19">- potrava je spracovaná cyklicky (nová potravu môžu prijať až keď vyvrchnú predchádzajuciu)</text:span><text:span text:style-name="T20"><text:line-break/></text:span><text:span text:style-name="T21">-trávenie vnútrobunkobé</text:span><text:span text:style-name="T22"><text:line-break/></text:span><text:span text:style-name="T23">C: u medúz sa vytvorila gastrovaskulárna sús</text:span><text:span text:style-name="T24">tava – dutina je rozvetvená na množstvo kanálikov po celom tele, ktoré okrem trávenie zabezpečujú aj rozvadzanie živín – obehová funkcia, aj vnútrobunkove aj mimobunkové trávenie.</text:span><text:span text:style-name="T25"><text:line-break/></text:span><text:span text:style-name="T26"><text:line-break/></text:span><text:span text:style-name="T27">3 – Ostatné bezstavovce</text:span><text:span text:style-name="T28"><text:line-break/></text:span><text:span text:style-name="T29">- vznikla tráviacia rura, má 2 otvory, má 2 otvory,</text:span><text:span text:style-name="T30"><text:s/>príjmací a análny, trávenie je vždy mimobunkové a vznikajú u nich pomocné tráviacie žlazy</text:span><text:span text:style-name="T31"><text:line-break/></text:span><text:span text:style-name="T32">A: mäkkýse<text:s/></text:span><text:span text:style-name="T33"><text:line-break/></text:span><text:span text:style-name="T34">-majú ozubený jazýček (radula) – struhanie rastlinnej potravy</text:span></text:p>
      <text:p text:style-name="Standard"><text:span text:style-name="T35">-majú<text:s/></text:span><text:span text:style-name="T36">hepatopankreas</text:span><text:span text:style-name="T37"><text:s/>(zmiešaná tráviacia žlaza)</text:span><text:span text:style-name="T38"><text:line-break/></text:span><text:span text:style-name="T39">B: Obrúčkavce – črevný zýves (typhlosolis)<text:s/></text:span><text:span text:style-name="T40">– vyrástá z vrchnej časti čreva a zväčšuje tak jeho vstrebávacia plochu</text:span><text:span text:style-name="T41"><text:line-break/></text:span><text:span text:style-name="T42">-pijavice majú v slinách protizrážkové látky (hirudín)</text:span><text:span text:style-name="T43"><text:line-break/></text:span><text:span text:style-name="T44">C: Článkonožce - <text:s/>začiná ústami s ústnymi skleritmi(?) a príveskami, ktoré vznikli premenou hlavových končatín<text:s/></text:span><text:span text:style-name="T45"><text:line-break/></text:span><text:span text:style-name="T46">-nasleduje hltan,</text:span><text:span text:style-name="T47"><text:s/>pažerák, žáludok, črevo a análny otvor</text:span><text:span text:style-name="T48"><text:line-break/></text:span><text:span text:style-name="T49">D: Pavúkovce – typické mimotelové trávenie</text:span><text:span text:style-name="T50"><text:line-break/></text:span><text:span text:style-name="T51">E: Hmyz – 4 typy ústnych orgánov:</text:span><text:span text:style-name="T52"><text:line-break/></text:span><text:span text:style-name="T53">a – hryzové: najzákladnejší typ (chrobáky)</text:span></text:p>
      <text:p text:style-name="P54">b – bodavo-cicavé (komár, mucha)<text:line-break/>c- cicavé (motýle)<text:line-break/>d – Lizavé (včeli, sršne, osy)<text:line-break/><text:line-break/>4 stavovce<text:line-break/>-tráviaca rúra členená na jednotlivé orgány<text:line-break/>-podľa typu potravy:<text:line-break/>a: herbivora (bylinožravec) – jeleň, holub<text:line-break/>b: carnivora (mäsožravec) – štuka, ropucha, krokodíl, orol, vlk<text:line-break/>c: omnivora (všežravec) – kapor, korytnačka, sliepka, medveď<text:line-break/><text:line-break/>A: Drsnokožce<text:line-break/>- majú zuby vo viacerých radoch a dorastajú im<text:line-break/>- majú v pečeni veľa oleja<text:line-break/>- buď sú dravé, alebo filtrujú planktón</text:p>
      <text:p text:style-name="P55"/>
      <text:p text:style-name="P56">B: Ryby<text:line-break/>-väčšina všežravá<text:line-break/>-vyliačením pažeráka vzniká plynový mechúr – regulácia ponoru<text:line-break/><text:line-break/>C: Obojživelníky<text:s/><text:line-break/>-prvýkrat komplétna tráviaca sústava so všetkýmy žlazami a orgánmi<text:line-break/>Ústna dutina – jazyk, ktorý je stočený, lepkavý, vymrštiteľný a prirastený v prednej časti</text:p>
      <text:list text:style-name="LFO1" text:continue-numbering="true">
        <text:list-item>
          <text:p text:style-name="P57">Prehltajú v celku</text:p>
        </text:list-item>
        <text:list-item>
          <text:p text:style-name="P58">majú slinné žlazy</text:p>
        </text:list-item>
      </text:list>
      <text:p text:style-name="P59">Hltan<text:line-break/>Pažerák</text:p>
      <text:p text:style-name="P60">Žalúdok<text:line-break/>Tenké črevo – hlavná čast, prebieba trávenie a vstrebávanie. Vyustuje(?) sem pečen<text:s/>a pankreas.<text:line-break/>Hrubé črevo – jeho začiatok tzv. slepé črevo. Vstrebáva sa voda.<text:line-break/>Kloaka – spoločný vývod tráviacej, pohl. A vylučovacej sústavy.<text:line-break/><text:line-break/>D: Plazy<text:line-break/>- Jazyk je silný, rôzneho tvaru<text:line-break/>- Potravu prehltávaju v celku</text:p>
      <text:p text:style-name="P61">- Môžu mať zuby – hady jedové, krokodíly vo<text:s/>veľkom počte<text:line-break/>- Tiež majú kloaku<text:line-break/><text:line-break/>E: Vtáky<text:line-break/>Niekolko špecifík:<text:line-break/>1. Zobák – tvar podlľa potravy<text:line-break/>2. Hrboľ – vyliačenie pažeráka, potrava sa zvlhčuje</text:p>
      <text:p text:style-name="P62">3. Žalúdok (dvoj-dielny):<text:line-break/>A: Žlazový – tráviace šťavy a enzýmy<text:line-break/>B: Svalnatý – mechanické rozdrovenie potravy svalmi a kamienkami, premiešanie so šťavami = vznik kašovilej(?) hmoty<text:line-break/>4. 2 slepé čreva<text:line-break/>5. kloaka<text:line-break/><text:line-break/>F: cicavce</text:p>
      <text:p text:style-name="P63">- stavba a dĺžka tráviacej sústavy závisi od potravy</text:p>
      <text:p text:style-name="Standard"><text:span text:style-name="T64">- bylinožravce majú dlhšiu tráviacu sústavu, zložizejšie trávenie ako mäsožravci</text:span><text:span text:style-name="T65"><text:line-break/></text:span><text:span text:style-name="T66">- osobitosti:</text:span><text:span text:style-name="T67"><text:line-break/></text:span><text:span text:style-name="T68">1</text:span><text:span text:style-name="T69">. Zuby – viaceré typy zubov, rôžneho tvaru, závisi od potravy</text:span><text:span text:style-name="T70"><text:line-break/></text:span><text:span text:style-name="T71">2. Žalúdok</text:span><text:span text:style-name="T72"><text:line-break/></text:span><text:span text:style-name="T73">A: Bylinožravce – zložitejší, obsahuje symbiotické baktérie, rozkladajú celuózu. Delia sa na:</text:span><text:span text:style-name="T74"><text:line-break/></text:span><text:span text:style-name="T75">Prežúvavce – 4 – dielny žalúdok:</text:span><text:span text:style-name="T76"><text:line-break/></text:span><text:span text:style-name="T77">- (Bachor, Kniha(), Čepice(?)) – predžalúdky</text:span><text:span text:style-name="T78"><text:line-break/></text:span><text:span text:style-name="T79">- Slez(?) -</text:span><text:span text:style-name="T80"><text:s/>vlastný žalúdok<text:s/></text:span><text:span text:style-name="T81"><text:line-break/></text:span><text:span text:style-name="T82">- napr. (ovca, krava, vysoká zver, koza...)</text:span><text:span text:style-name="T83"><text:line-break/></text:span><text:span text:style-name="T84">Neprežuvavce – jednoduchý žalúdok.</text:span><text:span text:style-name="T85"><text:line-break/></text:span><text:span text:style-name="T86">- napr. (kôň, somár)</text:span><text:span text:style-name="T87"><text:line-break/></text:span><text:span text:style-name="T88">3. Črevp <text:s/>má rôznu dĺžku, u mäsožravcoc je kratšie, u bylinožravcov veľmi dlhé.<text:s/></text:span><text:span text:style-name="T89"><text:line-break/></text:span><text:span text:style-name="T90">- povrch čreva je zväčšaný klkmi(?) – zväčšuje plochu vst</text:span><text:span text:style-name="T91">rebávania</text:span><text:span text:style-name="T92"><text:line-break/></text:span><text:span text:style-name="T93"><text:line-break/></text:span><text:span text:style-name="T94">Procesy trávenie</text:span><text:span text:style-name="T95"><text:line-break/></text:span><text:span text:style-name="T96">- začína v ústnej dutine, pokračuje v žalúdku a tenkom čreva, končí v hrubom.</text:span><text:span text:style-name="T97"><text:line-break/></text:span><text:span text:style-name="T98">A: Ústna dutina</text:span><text:span text:style-name="T99"><text:line-break/></text:span><text:span text:style-name="T100">- začína travenie sacharidov – v slinách sa nachádza enzým ptyalín = slinna amyláza</text:span><text:span text:style-name="T101"><text:line-break/></text:span><text:span text:style-name="T102">B:<text:s/></text:span><text:span text:style-name="T103">Žalúdok</text:span></text:p>
      <text:p text:style-name="P104">- trávenie pomocou žaludočnej štavy, obsahuje: HCl, pepsín (štiepanie bielkovín), žaludočná amyláza (pokračuje v trávení cukrov), žaludočná lipaza (trávenie tukov), kazeín (zráža mlieko), mucín (cráni).</text:p>
      <text:p text:style-name="Standard"><text:span text:style-name="T105">- premiešanie potravy so žaludočnou šťavou, vzniká travenina<text:s/></text:span><text:span text:style-name="T106">chýmus</text:span><text:span text:style-name="T107"><text:line-break/></text:span><text:span text:style-name="T108"><text:line-break/></text:span><text:span text:style-name="T109">C: Tenké črevo</text:span><text:span text:style-name="T110"><text:line-break/></text:span><text:span text:style-name="T111">- je hla</text:span><text:span text:style-name="T112">vný orgán tráviacej sústavy, dokončuje sa trávenie a väčšina vstrebávania žívín<text:s/></text:span><text:span text:style-name="T113"><text:line-break/></text:span><text:span text:style-name="T114">- naá procesi trávenia v tenkom čreva sa podielajú 3 šťavy:</text:span><text:span text:style-name="T115"><text:line-break/></text:span><text:span text:style-name="T116">1. pankreatická – obsahuje enzýmy (typsín – pokračuje v delení bielkovín), pankreatická amyláza – štiepenie cukrov,</text:span><text:span text:style-name="T117"><text:s/>p. Lipáza – pomáha štiepiť tuky.</text:span><text:span text:style-name="T118"><text:line-break/></text:span><text:span text:style-name="T119">2. žlč – produkt pečene, zhromažduje sa v žlčšníku, žltozelenej farby, má 2 úlohy:</text:span><text:span text:style-name="T120"><text:line-break/></text:span><text:span text:style-name="T121">alkalizuje prostredie v čreve a emulguje tuky (vytvára drobné kvapôčky)</text:span><text:span text:style-name="T122"><text:line-break/></text:span><text:span text:style-name="T123">3. črevná štava <text:s/>produkt žliazov v stene čreva, veľa enzýmov (Ereps</text:span><text:span text:style-name="T124">ín – dokončuje štiepenie bielkovín)</text:span><text:span text:style-name="T125"><text:line-break/></text:span><text:span text:style-name="T126"><text:line-break/></text:span><text:span text:style-name="T127">D: Hrubé črevo<text:s/></text:span><text:span text:style-name="T128"><text:line-break/></text:span><text:span text:style-name="T129">- v hrubom čreve sa vstrebáva voda a lieky</text:span><text:span text:style-name="T130"><text:line-break/></text:span><text:span text:style-name="T131">- žijú tam črevné baktérie, kt. produkujú plyny.<text:s/></text:span><text:span text:style-name="T132"><text:line-break/></text:span><text:span text:style-name="T133">- vzniká stolica</text:span><text:span text:style-name="T134"><text:line-break/></text:span><text:span text:style-name="T135"><text:line-break/></text:span><text:span text:style-name="T136"><text:line-break/></text:span><text:span text:style-name="T137">Dýchacia Sústava</text:span><text:span text:style-name="T138"><text:line-break/></text:span><text:span text:style-name="T139"><text:line-break/></text:span><text:span text:style-name="T140">Dýchanie = Respirácia</text:span><text:span text:style-name="T141"><text:line-break/></text:span><text:span text:style-name="T142">-Je vešmi zložitý fyziologický dej, spojený s energ</text:span><text:span text:style-name="T143">etickým látkovym metabolizmom = získavanie energije pre život</text:span><text:span text:style-name="T144"><text:line-break/></text:span><text:span text:style-name="T145">-v nižšom zmysle je to príjem kyslíka a oxidu uhličitého, čo sú dýchacie plyny.</text:span><text:span text:style-name="T146"><text:line-break/></text:span><text:span text:style-name="T147">-prostredím odkiaľ živočichy získavajú kyslík:</text:span><text:span text:style-name="T148"><text:line-break/></text:span><text:span text:style-name="T149">Vzduch – 21% kyslík</text:span><text:span text:style-name="T150"><text:line-break/></text:span><text:span text:style-name="T151">Voda – 0,75% kyslík</text:span><text:span text:style-name="T152"><text:line-break/></text:span><text:span text:style-name="T153"><text:line-break/></text:span><text:span text:style-name="T154">Fylogenéza dýchacej sústav</text:span><text:span text:style-name="T155">y</text:span><text:span text:style-name="T156"><text:line-break/></text:span><text:span text:style-name="T157">- dýchacie orgány zásobujú živočichy kyslíkom:</text:span><text:span text:style-name="T158"><text:line-break/></text:span><text:span text:style-name="T159">A: Priamo – kyslík je priamo privádzany do buniek, napr. (dáchanie povrchom tela, vzdušnice)</text:span><text:span text:style-name="T160"><text:line-break/></text:span><text:span text:style-name="T161">B: Nepriamo – kyslík sa do buniek prenáša pomocou obehovej sústavy, napr. (pláca, žiabre)</text:span><text:span text:style-name="T162"><text:line-break/></text:span><text:span text:style-name="T163"><text:line-break/></text:span><text:span text:style-name="T164">Spôsoby dýchania:<text:s/></text:span><text:span text:style-name="T165"><text:line-break/></text:span><text:span text:style-name="T166">1. D</text:span><text:span text:style-name="T167">ýchanie celým povrchom tela – pomocou difúzie</text:span><text:span text:style-name="T168"><text:line-break/></text:span><text:span text:style-name="T169">- zabezpečuje ho povrch pokožky tzv. dýchaci epitel</text:span><text:span text:style-name="T170"><text:line-break/></text:span><text:span text:style-name="T171">- typický pre najjednoduchšie bezstavovce (pŕhlivce, poslavce, obrúčkavce, ale aj obojživelníky)</text:span><text:span text:style-name="T172"><text:line-break/></text:span><text:span text:style-name="T173"><text:line-break/></text:span><text:span text:style-name="T174">2. Dýchanie vzdušnicami</text:span><text:span text:style-name="T175"><text:line-break/></text:span><text:span text:style-name="T176">- princíp difúzie, vznikajú preliače</text:span><text:span text:style-name="T177">ním ektodermy do vnútra tela</text:span><text:span text:style-name="T178"><text:line-break/></text:span><text:span text:style-name="T179">-vzdušnice sú rozvetvené kanáliky kt. privádzajú kyslík k bunkám, sú vystužené chitínom, začínajú otvormi – tzv. stygmami ktoré sú chranené chĺpkami, vyskytujú sa v pavukovcov (roztoče – kliešte, štury – skorpiony) a u hmyzu.</text:span><text:span text:style-name="T180"><text:line-break/></text:span><text:span text:style-name="T181"><text:line-break/></text:span><text:span text:style-name="T182">3. dýchanie žiabrami</text:span><text:span text:style-name="T183"><text:line-break/></text:span><text:span text:style-name="T184">- typické pre vodné bezstavovce, ryby, larvy obojživelníkov, sú pôvodom z ektodermu preliačením pokožky dovnútra</text:span><text:span text:style-name="T185"><text:line-break/></text:span><text:span text:style-name="T186">- môžu byť vonkajšie/vnútorne, môže mať rožnu podobu, sú tvorené zo žiabrových lupienkov, ktoré su vohato prekrvené, obmýv</text:span><text:span text:style-name="T187">a ich voda, pričom smer toku vody je opačný ako krvi, z krvi ide oxid uhličitý do vody a z vody ide kyslík do krvi vďaka difúzii</text:span><text:span text:style-name="T188"><text:line-break/></text:span><text:span text:style-name="T189"><text:line-break/></text:span><text:span text:style-name="T190">4. Dýchanie pľucnýmy vačkami</text:span><text:span text:style-name="T191"><text:line-break/></text:span><text:span text:style-name="T192">- typické pre pavúkovce (pavúky), umožnujú dýchanie vzdzšného kyslíka, sú na báze končatín bruška</text:span><text:span text:style-name="T193">, sú tvorené z lamiel(?) uložených ako listy v knihe, v ktorých prúdi hemolymfa</text:span><text:span text:style-name="T194"><text:line-break/></text:span><text:span text:style-name="T195"><text:line-break/></text:span><text:span text:style-name="T196">5. Dýchanie pľucami</text:span><text:span text:style-name="T197"><text:line-break/></text:span><text:span text:style-name="T198">- typické pre suchozemské stavovce, aj vyvinuté vodné cicavca (delfíny, veľryby, tulene), sú párový vakovitý orgán spojený s vonkajším prostredím dýchacími</text:span><text:span text:style-name="T199"><text:s/>cestami:</text:span><text:span text:style-name="T200"><text:line-break/></text:span><text:span text:style-name="T201">a: nozdry</text:span><text:span text:style-name="T202"><text:line-break/></text:span><text:span text:style-name="T203">b: nosohltan</text:span><text:span text:style-name="T204"><text:line-break/></text:span><text:span text:style-name="T205">c: hrtan</text:span><text:span text:style-name="T206"><text:line-break/></text:span><text:span text:style-name="T207">d: priedušnica</text:span><text:span text:style-name="T208"><text:line-break/></text:span><text:span text:style-name="T209">e: priedušky a priedušničky</text:span><text:span text:style-name="T210"><text:line-break/></text:span><text:span text:style-name="T211"><text:line-break/></text:span><text:span text:style-name="T212">1. Pľúca obojživelníkov</text:span><text:span text:style-name="T213"><text:line-break/></text:span><text:span text:style-name="T214">- Malé vakovité hladké pľuca, nedokázu sa rozťahovať = sú nerozpínateľné, preto je dôležité kožné dýchanie, vzduch nenasávajú, ale prhltajú</text:span><text:span text:style-name="T215"><text:line-break/></text:span><text:span text:style-name="T216"><text:line-break/></text:span><text:span text:style-name="T217">2. Pľ</text:span><text:span text:style-name="T218">úca plazov</text:span><text:span text:style-name="T219"><text:line-break/></text:span><text:span text:style-name="T220">- majú ich už viac členené s priehradkami a mechúrikmi</text:span><text:span text:style-name="T221"><text:line-break/></text:span><text:span text:style-name="T222">- hady majú ľavé pľuca zakrpatené</text:span><text:span text:style-name="T223"><text:line-break/></text:span><text:span text:style-name="T224"><text:line-break/></text:span><text:span text:style-name="T225">3. Pľúca vtákov</text:span><text:span text:style-name="T226"><text:line-break/></text:span><text:span text:style-name="T227">- majp trubicovité pľuca, prirastené k rebrám, z pľúc vystupujú vzdušné vaky, ktoré idú do celého tela, vaky nadľahčujú telo, sú zásobov vz</text:span><text:span text:style-name="T228">duchu a sú dôležité pri speve, k výmene plynov dochádza vo vzdušních kapilárach, vtáky majú najefektivnejšie dýchanie, lebo predýchaju vzduch dva-krát</text:span><text:span text:style-name="T229"><text:line-break/></text:span><text:span text:style-name="T230"><text:line-break/></text:span><text:span text:style-name="T231">4. Pľúca cicavcov</text:span><text:span text:style-name="T232"><text:line-break/></text:span><text:span text:style-name="T233">-sú bohato členené na alveoly (pľúcne mechúriky)</text:span><text:span text:style-name="T234"><text:line-break/></text:span><text:span text:style-name="T235">-alveoly majú v stene veľa vlásočníc,</text:span><text:span text:style-name="T236"><text:s/>sú bohato prekrvené a prebieha tu výmena plynov</text:span><text:span text:style-name="T237"><text:line-break/></text:span><text:span text:style-name="T238"><text:line-break/></text:span><text:span text:style-name="T239">Výmenu plynov rozdelujeme na:</text:span><text:span text:style-name="T240"><text:line-break/></text:span><text:span text:style-name="T241">A: vonkajšie dýchanie – výmena kyslíku a oxdiu uhličitého medzi vzudchom v pľucach a krvou v stene alveol.</text:span><text:span text:style-name="T242"><text:line-break/></text:span><text:span text:style-name="T243">B: Vnútorne dýchanie – výmena kyslíku a oxidu uhličitého medzi krvou<text:s/></text:span><text:span text:style-name="T244">a bunkami, túto výmenu zabezpečuje dýchacie farbivo hemoglobín u stavovoc v červeních krvinká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TB</dc:creator>
    <meta:creation-date>2009-04-16T11:32:00Z</meta:creation-date>
    <dc:date>2025-12-01T08:10:00Z</dc:date>
    <meta:template xlink:href="Normal" xlink:type="simple"/>
    <meta:editing-cycles>5</meta:editing-cycles>
    <meta:editing-duration>PT8640S</meta:editing-duration>
    <meta:user-defined meta:name="Info 1"/>
    <meta:user-defined meta:name="Info 2"/>
    <meta:user-defined meta:name="Info 3"/>
    <meta:user-defined meta:name="Info 4"/>
    <meta:document-statistic meta:page-count="1" meta:paragraph-count="18" meta:word-count="1378" meta:character-count="9216" meta:row-count="65" meta:non-whitespace-character-count="7856"/>
  </office:meta>
</office:document-meta>
</file>